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diagonal-tl-br="none" style:text-align-source="fix" style:repeat-content="false" fo:wrap-option="wrap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diagonal-tl-br="none" style:text-align-source="fix" style:repeat-content="false" fo:border-left="0.035cm solid #000000" fo:border-right="0.002cm solid #000000" fo:border-top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fo:border-bottom="0.002cm solid #000000" fo:border-left="0.035cm solid #000000" fo:border-right="0.002cm solid #000000" fo:border-top="0.035cm solid #000000"/>
    </style:style>
    <style:style style:name="ce8" style:family="table-cell" style:parent-style-name="Default" style:data-style-name="N2">
      <style:table-cell-properties fo:border-bottom="0.002cm solid #000000" fo:border-left="0.035cm solid #000000" fo:border-right="0.002cm solid #000000" fo:border-top="0.002cm solid #000000"/>
    </style:style>
    <style:style style:name="ce9" style:family="table-cell" style:parent-style-name="Default" style:data-style-name="N2">
      <style:table-cell-properties fo:border-bottom="0.035cm solid #000000" fo:border-left="0.035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02cm solid #000000" fo:border-left="0.002cm solid #000000" fo:border-right="0.002cm solid #000000" fo:border-top="0.035cm solid #000000"/>
    </style:style>
    <style:style style:name="ce13" style:family="table-cell" style:parent-style-name="Default" style:data-style-name="N2">
      <style:table-cell-properties fo:border="0.002cm solid #000000"/>
    </style:style>
    <style:style style:name="ce14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02cm solid #000000" fo:border-left="0.002cm solid #000000" fo:border-right="0.035cm solid #000000" fo:border-top="0.035cm solid #000000"/>
    </style:style>
    <style:style style:name="ce18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9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1" style:family="table-cell" style:parent-style-name="Default">
      <style:text-properties style:font-name="Arial1" fo:font-style="italic" style:font-style-asian="italic" style:font-style-complex="italic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 style:text-overline-style="solid" style:text-overline-width="auto" style:text-overline-color="font-color"/>
    </style:style>
    <style:style style:name="ce28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 style:vertical-align="middl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31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35cm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7" style:family="table-cell" style:parent-style-name="Default">
      <style:table-cell-properties fo:border="0.002cm solid #000000" style:vertical-align="middle"/>
    </style:style>
    <style:style style:name="ce38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39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35cm solid #000000" style:vertical-align="middle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42" style:family="table-cell" style:parent-style-name="Default" style:data-style-name="N106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solid" style:text-overline-width="auto" style:text-overline-color="font-color"/>
    </style:style>
    <style:style style:name="T5" style:family="text">
      <style:text-properties style:text-position="0% 100%"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1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 style:text-overline-style="none" style:text-overline-color="font-color"/>
    </style:style>
    <style:style style:name="T12" style:family="text">
      <style:text-properties style:text-position="33% 58%" fo:font-style="italic" style:font-style-asian="italic" style:font-style-complex="italic"/>
    </style:style>
  </office:automatic-styles>
  <office:body>
    <office:spreadsheet>
      <table:table table:name="4.7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table:number-columns-spanned="1" table:number-rows-spanned="2">
            <text:p>Тип рекламы</text:p>
          </table:table-cell>
          <table:table-cell table:style-name="ce6" office:value-type="string" table:number-columns-spanned="6" table:number-rows-spanned="1">
            <text:p>Годы</text:p>
          </table:table-cell>
          <table:covered-table-cell table:number-columns-repeated="4" table:style-name="ce10"/>
          <table:covered-table-cell table:style-name="ce15"/>
          <table:table-cell table:style-name="ce22" office:value-type="string" table:number-columns-spanned="1" table:number-rows-spanned="2">
            <text:p>n<text:span text:style-name="T1">i</text:span></text:p>
          </table:table-cell>
          <table:table-cell table:style-name="ce22" office:value-type="string" table:number-columns-spanned="1" table:number-rows-spanned="2">
            <text:p><text:span text:style-name="T2">x</text:span><text:span text:style-name="T1">грi</text:span></text:p>
          </table:table-cell>
          <table:table-cell table:style-name="ce22" office:value-type="string" table:number-columns-spanned="1" table:number-rows-spanned="2">
            <text:p>n<text:span text:style-name="T1">i </text:span><text:span text:style-name="T3">(</text:span><text:span text:style-name="T4">x</text:span><text:span text:style-name="T1">грi</text:span><text:span text:style-name="T3"> </text:span><text:span text:style-name="T5">‒</text:span><text:span text:style-name="T3"> </text:span><text:span text:style-name="T4">x</text:span><text:span text:style-name="T3">)</text:span><text:span text:style-name="T6">2</text:span></text:p>
          </table:table-cell>
          <table:table-cell table:style-name="ce22" office:value-type="string" table:number-columns-spanned="1" table:number-rows-spanned="2">
            <text:p><text:span text:style-name="T7">Σ</text:span><text:span text:style-name="T8">(</text:span><text:span text:style-name="T9">x</text:span><text:span text:style-name="T10">i</text:span><text:span text:style-name="T8"> </text:span><text:span text:style-name="T7">‒</text:span><text:span text:style-name="T8"> </text:span><text:span text:style-name="T9">x</text:span><text:span text:style-name="T11">грi </text:span><text:span text:style-name="T8">)</text:span><text:span text:style-name="T12">2</text:span></text:p>
          </table:table-cell>
          <table:table-cell table:style-name="ce29" office:value-type="string" table:number-columns-spanned="1" table:number-rows-spanned="2">
            <text:p><text:span text:style-name="T7">Σ</text:span><text:span text:style-name="T8">(</text:span><text:span text:style-name="T9">x</text:span><text:span text:style-name="T10">i</text:span><text:span text:style-name="T8"> </text:span><text:span text:style-name="T7">‒</text:span><text:span text:style-name="T8"> </text:span><text:span text:style-name="T9">x</text:span><text:span text:style-name="T8">)</text:span><text:span text:style-name="T12">2</text:span></text:p>
          </table:table-cell>
          <table:table-cell/>
          <table:table-cell table:style-name="ce33" office:value-type="string" table:number-columns-spanned="1" table:number-rows-spanned="2">
            <text:p>Компоненты дисперсии</text:p>
          </table:table-cell>
          <table:table-cell table:style-name="ce35" office:value-type="string" table:number-columns-spanned="1" table:number-rows-spanned="2">
            <text:p>Суммы квадратов</text:p>
          </table:table-cell>
          <table:table-cell table:style-name="ce35" office:value-type="string" table:number-columns-spanned="1" table:number-rows-spanned="2">
            <text:p>Степени свободы</text:p>
          </table:table-cell>
          <table:table-cell table:style-name="ce35" office:value-type="string" table:number-columns-spanned="1" table:number-rows-spanned="2">
            <text:p>Средние квадраты</text:p>
          </table:table-cell>
          <table:table-cell table:style-name="ce40" office:value-type="string" table:number-columns-spanned="1" table:number-rows-spanned="2">
            <text:p>F</text:p>
          </table:table-cell>
          <table:table-cell table:style-name="ce40" office:value-type="string" table:number-columns-spanned="1" table:number-rows-spanned="2">
            <text:p>R<text:span text:style-name="T6">2</text:span></text:p>
          </table:table-cell>
          <table:table-cell table:style-name="ce45" office:value-type="string" table:number-columns-spanned="1" table:number-rows-spanned="2">
            <text:p>F<text:span text:style-name="T1">кр</text:span></text:p>
          </table:table-cell>
          <table:table-cell table:number-columns-repeated="1004"/>
        </table:table-row>
        <table:table-row table:style-name="ro1">
          <table:covered-table-cell table:style-name="ce2"/>
          <table:table-cell table:style-name="ce4" office:value-type="float" office:value="1990">
            <text:p>1990</text:p>
          </table:table-cell>
          <table:table-cell table:style-name="ce11" office:value-type="float" office:value="1991">
            <text:p>1991</text:p>
          </table:table-cell>
          <table:table-cell table:style-name="ce11" office:value-type="float" office:value="1992">
            <text:p>1992</text:p>
          </table:table-cell>
          <table:table-cell table:style-name="ce11" office:value-type="float" office:value="1993">
            <text:p>1993</text:p>
          </table:table-cell>
          <table:table-cell table:style-name="ce11" office:value-type="float" office:value="1994">
            <text:p>1994</text:p>
          </table:table-cell>
          <table:table-cell table:style-name="ce16" office:value-type="float" office:value="1995">
            <text:p>1995</text:p>
          </table:table-cell>
          <table:covered-table-cell table:number-columns-repeated="4" table:style-name="ce23"/>
          <table:covered-table-cell table:style-name="ce30"/>
          <table:table-cell/>
          <table:covered-table-cell table:style-name="ce34"/>
          <table:covered-table-cell table:number-columns-repeated="3" table:style-name="ce36"/>
          <table:covered-table-cell table:number-columns-repeated="2" table:style-name="ce41"/>
          <table:covered-table-cell table:style-name="ce46"/>
          <table:table-cell table:number-columns-repeated="1004"/>
        </table:table-row>
        <table:table-row table:style-name="ro1">
          <table:table-cell table:style-name="ce3" office:value-type="string">
            <text:p>A</text:p>
          </table:table-cell>
          <table:table-cell table:style-name="ce7" office:value-type="float" office:value="228.08">
            <text:p>228,08</text:p>
          </table:table-cell>
          <table:table-cell table:style-name="ce12" office:value-type="float" office:value="213.07">
            <text:p>213,07</text:p>
          </table:table-cell>
          <table:table-cell table:style-name="ce12" office:value-type="float" office:value="201.07">
            <text:p>201,07</text:p>
          </table:table-cell>
          <table:table-cell table:style-name="ce12" office:value-type="float" office:value="232.94">
            <text:p>232,94</text:p>
          </table:table-cell>
          <table:table-cell table:style-name="ce12" office:value-type="float" office:value="235.75">
            <text:p>235,75</text:p>
          </table:table-cell>
          <table:table-cell table:style-name="ce17" office:value-type="float" office:value="229.09">
            <text:p>229,09</text:p>
          </table:table-cell>
          <table:table-cell table:style-name="ce10" table:formula="of:=COUNT([.B3:.G3])" office:value-type="float" office:value="6">
            <text:p>6</text:p>
          </table:table-cell>
          <table:table-cell table:style-name="ce12" table:formula="of:=SUM([.B3:.G3])/[.H3]" office:value-type="float" office:value="223.333333333333">
            <text:p>223,33</text:p>
          </table:table-cell>
          <table:table-cell table:style-name="ce12" table:formula="of:=[.H3]*([.I3]-[.$I$8])^2" office:value-type="float" office:value="84.8041156462599">
            <text:p>84,80</text:p>
          </table:table-cell>
          <table:table-cell table:style-name="ce12" table:number-matrix-columns-spanned="1" table:number-matrix-rows-spanned="1" table:formula="of:=SUMSQ(([.B3:.G3])-[.I3])" office:value-type="float" office:value="903.123733333334">
            <text:p>903,12</text:p>
          </table:table-cell>
          <table:table-cell table:style-name="ce17" table:number-matrix-columns-spanned="1" table:number-matrix-rows-spanned="1" table:formula="of:=SUMSQ(([.B3:.G3])-[.$I$8])" office:value-type="float" office:value="987.927848979592">
            <text:p>987,93</text:p>
          </table:table-cell>
          <table:table-cell/>
          <table:table-cell table:style-name="ce4" office:value-type="string">
            <text:p>Межгрупповая</text:p>
          </table:table-cell>
          <table:table-cell table:style-name="ce13" table:formula="of:=[.J8]" office:value-type="float" office:value="322.000390238096">
            <text:p>322,00</text:p>
          </table:table-cell>
          <table:table-cell table:style-name="ce37" table:formula="of:=COUNT([.H3:.H6])-1" office:value-type="float" office:value="3">
            <text:p>3</text:p>
          </table:table-cell>
          <table:table-cell table:style-name="ce39" table:formula="of:=[.J8]/[.P3]" office:value-type="float" office:value="107.333463412699">
            <text:p>107,33</text:p>
          </table:table-cell>
          <table:table-cell table:style-name="ce42" table:formula="of:=[.Q3]/[.Q4]" office:value-type="float" office:value="0.835672501825425" table:number-columns-spanned="1" table:number-rows-spanned="3">
            <text:p>0,836</text:p>
          </table:table-cell>
          <table:table-cell table:style-name="ce42" table:formula="of:=[.J8]/[.L8]" office:value-type="float" office:value="0.128518749971515" table:number-columns-spanned="1" table:number-rows-spanned="3">
            <text:p>0,129</text:p>
          </table:table-cell>
          <table:table-cell table:style-name="ce47" table:formula="of:=LEGACY.FINV(0.05;[.P3];[.P4])" office:value-type="float" office:value="3.19677684094334" table:number-columns-spanned="1" table:number-rows-spanned="3">
            <text:p>3,2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B</text:p>
          </table:table-cell>
          <table:table-cell table:style-name="ce8" office:value-type="float" office:value="223.42">
            <text:p>223,42</text:p>
          </table:table-cell>
          <table:table-cell table:style-name="ce13" office:value-type="float" office:value="234.16">
            <text:p>234,16</text:p>
          </table:table-cell>
          <table:table-cell table:style-name="ce13" office:value-type="float" office:value="205.96">
            <text:p>205,96</text:p>
          </table:table-cell>
          <table:table-cell table:style-name="ce13" office:value-type="float" office:value="234.04">
            <text:p>234,04</text:p>
          </table:table-cell>
          <table:table-cell table:style-name="ce13" office:value-type="float" office:value="231.84">
            <text:p>231,84</text:p>
          </table:table-cell>
          <table:table-cell table:style-name="ce18" office:value-type="float" office:value="240.47">
            <text:p>240,47</text:p>
          </table:table-cell>
          <table:table-cell table:style-name="ce23" table:formula="of:=COUNT([.B4:.G4])" office:value-type="float" office:value="6">
            <text:p>6</text:p>
          </table:table-cell>
          <table:table-cell table:style-name="ce13" table:formula="of:=SUM([.B4:.G4])/[.H4]" office:value-type="float" office:value="228.315">
            <text:p>228,32</text:p>
          </table:table-cell>
          <table:table-cell table:style-name="ce13" table:formula="of:=[.H4]*([.I4]-[.$I$8])^2" office:value-type="float" office:value="8.96179897959245">
            <text:p>8,96</text:p>
          </table:table-cell>
          <table:table-cell table:style-name="ce13" table:number-matrix-columns-spanned="1" table:number-matrix-rows-spanned="1" table:formula="of:=SUMSQ(([.B4:.G4])-[.I4])" office:value-type="float" office:value="750.81635">
            <text:p>750,82</text:p>
          </table:table-cell>
          <table:table-cell table:style-name="ce18" table:number-matrix-columns-spanned="1" table:number-matrix-rows-spanned="1" table:formula="of:=SUMSQ(([.B4:.G4])-[.$I$8])" office:value-type="float" office:value="759.778148979592">
            <text:p>759,78</text:p>
          </table:table-cell>
          <table:table-cell/>
          <table:table-cell table:style-name="ce4" office:value-type="string">
            <text:p>Внутригрупповая</text:p>
          </table:table-cell>
          <table:table-cell table:style-name="ce13" table:formula="of:=[.K8]" office:value-type="float" office:value="2183.47363833333">
            <text:p>2183,47</text:p>
          </table:table-cell>
          <table:table-cell table:style-name="ce37" table:formula="of:=[.H8]-[.P3]-1" office:value-type="float" office:value="17">
            <text:p>17</text:p>
          </table:table-cell>
          <table:table-cell table:style-name="ce39" table:formula="of:=[.K8]/[.P4]" office:value-type="float" office:value="128.439625784314">
            <text:p>128,44</text:p>
          </table:table-cell>
          <table:covered-table-cell table:number-columns-repeated="2" table:style-name="ce43"/>
          <table:covered-table-cell table:style-name="ce48"/>
          <table:table-cell table:number-columns-repeated="1004"/>
        </table:table-row>
        <table:table-row table:style-name="ro1">
          <table:table-cell table:style-name="ce4" office:value-type="string">
            <text:p>C</text:p>
          </table:table-cell>
          <table:table-cell table:style-name="ce8" office:value-type="float" office:value="219.37">
            <text:p>219,37</text:p>
          </table:table-cell>
          <table:table-cell table:style-name="ce13" office:value-type="float" office:value="217.77">
            <text:p>217,77</text:p>
          </table:table-cell>
          <table:table-cell table:style-name="ce13" office:value-type="float" office:value="218.48">
            <text:p>218,48</text:p>
          </table:table-cell>
          <table:table-cell table:style-name="ce13" office:value-type="float" office:value="234.35">
            <text:p>234,35</text:p>
          </table:table-cell>
          <table:table-cell table:style-name="ce13" office:value-type="float" office:value="232.74">
            <text:p>232,74</text:p>
          </table:table-cell>
          <table:table-cell table:style-name="ce18"/>
          <table:table-cell table:style-name="ce23" table:formula="of:=COUNT([.B5:.G5])" office:value-type="float" office:value="5">
            <text:p>5</text:p>
          </table:table-cell>
          <table:table-cell table:style-name="ce13" table:formula="of:=SUM([.B5:.G5])/[.H5]" office:value-type="float" office:value="224.542">
            <text:p>224,54</text:p>
          </table:table-cell>
          <table:table-cell table:style-name="ce13" table:formula="of:=[.H5]*([.I5]-[.$I$8])^2" office:value-type="float" office:value="32.5343608163261">
            <text:p>32,53</text:p>
          </table:table-cell>
          <table:table-cell table:style-name="ce13" table:number-matrix-columns-spanned="1" table:number-matrix-rows-spanned="1" table:formula="of:=SUMSQ(([.B5:.G5])-[.I5])" office:value-type="float" office:value="272.76148">
            <text:p>272,76</text:p>
          </table:table-cell>
          <table:table-cell table:style-name="ce18" table:number-matrix-columns-spanned="1" table:number-matrix-rows-spanned="1" table:formula="of:=SUMSQ(([.B5:.G5])-[.$I$8])" office:value-type="float" office:value="305.295840816326">
            <text:p>305,30</text:p>
          </table:table-cell>
          <table:table-cell/>
          <table:table-cell table:style-name="ce5" office:value-type="string">
            <text:p>Общая</text:p>
          </table:table-cell>
          <table:table-cell table:style-name="ce14" table:formula="of:=[.L8]" office:value-type="float" office:value="2505.47402857143">
            <text:p>2505,47</text:p>
          </table:table-cell>
          <table:table-cell table:style-name="ce38" table:formula="of:=[.H8]-1" office:value-type="float" office:value="20">
            <text:p>20</text:p>
          </table:table-cell>
          <table:table-cell table:style-name="ce24"/>
          <table:covered-table-cell table:number-columns-repeated="2" table:style-name="ce44"/>
          <table:covered-table-cell table:style-name="ce47"/>
          <table:table-cell table:number-columns-repeated="1004"/>
        </table:table-row>
        <table:table-row table:style-name="ro1">
          <table:table-cell table:style-name="ce5" office:value-type="string">
            <text:p>D</text:p>
          </table:table-cell>
          <table:table-cell table:style-name="ce9" office:value-type="float" office:value="227">
            <text:p>227,00</text:p>
          </table:table-cell>
          <table:table-cell table:style-name="ce14" office:value-type="float" office:value="225.29">
            <text:p>225,29</text:p>
          </table:table-cell>
          <table:table-cell table:style-name="ce14" office:value-type="float" office:value="243.25">
            <text:p>243,25</text:p>
          </table:table-cell>
          <table:table-cell table:style-name="ce14" office:value-type="float" office:value="240.81">
            <text:p>240,81</text:p>
          </table:table-cell>
          <table:table-cell table:style-name="ce14"/>
          <table:table-cell table:style-name="ce19"/>
          <table:table-cell table:style-name="ce24" table:formula="of:=COUNT([.B6:.G6])" office:value-type="float" office:value="4">
            <text:p>4</text:p>
          </table:table-cell>
          <table:table-cell table:style-name="ce14" table:formula="of:=SUM([.B6:.G6])/[.H6]" office:value-type="float" office:value="234.0875">
            <text:p>234,09</text:p>
          </table:table-cell>
          <table:table-cell table:style-name="ce14" table:formula="of:=[.H6]*([.I6]-[.$I$8])^2" office:value-type="float" office:value="195.700114795918">
            <text:p>195,70</text:p>
          </table:table-cell>
          <table:table-cell table:style-name="ce14" table:number-matrix-columns-spanned="1" table:number-matrix-rows-spanned="1" table:formula="of:=SUMSQ(([.B6:.G6])-[.I6])" office:value-type="float" office:value="256.772075">
            <text:p>256,77</text:p>
          </table:table-cell>
          <table:table-cell table:style-name="ce19" table:number-matrix-columns-spanned="1" table:number-matrix-rows-spanned="1" table:formula="of:=SUMSQ(([.B6:.G6])-[.$I$8])" office:value-type="float" office:value="452.472189795919">
            <text:p>452,47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20"/>
          <table:table-cell table:style-name="ce25" office:value-type="string">
            <text:p>n</text:p>
          </table:table-cell>
          <table:table-cell table:style-name="ce27" office:value-type="string">
            <text:p>x</text:p>
          </table:table-cell>
          <table:table-cell table:style-name="ce22" office:value-type="string">
            <text:p>S<text:span text:style-name="T1">факт</text:span></text:p>
          </table:table-cell>
          <table:table-cell table:style-name="ce22" office:value-type="string">
            <text:p>S<text:span text:style-name="T1">ост</text:span></text:p>
          </table:table-cell>
          <table:table-cell table:style-name="ce29" office:value-type="string">
            <text:p>S<text:span text:style-name="T1">общ</text:span>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1"/>
          <table:table-cell table:style-name="ce26" table:formula="of:=SUM([.H3:.H6])" office:value-type="float" office:value="21">
            <text:p>21</text:p>
          </table:table-cell>
          <table:table-cell table:style-name="ce28" table:formula="of:=SUM([.B3:.G6])/[.H8]" office:value-type="float" office:value="227.092857142857">
            <text:p>227,09</text:p>
          </table:table-cell>
          <table:table-cell table:style-name="ce28" table:formula="of:=SUM([.J3:.J6])" office:value-type="float" office:value="322.000390238096">
            <text:p>322,00</text:p>
          </table:table-cell>
          <table:table-cell table:style-name="ce28" table:formula="of:=SUM([.K3:.K6])" office:value-type="float" office:value="2183.47363833333">
            <text:p>2183,47</text:p>
          </table:table-cell>
          <table:table-cell table:style-name="ce31" table:formula="of:=SUM([.L3:.L6])" office:value-type="float" office:value="2505.47402857143">
            <text:p>2505,4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32"/>
          <table:table-cell table:number-columns-repeated="101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9:38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31T14:14:30.19</meta:creation-date>
    <dc:date>2015-05-31T19:38:39.46</dc:date>
    <dc:creator>Егор Клёнин</dc:creator>
    <meta:editing-duration>PT5H22M25S</meta:editing-duration>
    <meta:editing-cycles>9</meta:editing-cycles>
    <meta:generator>OpenOffice/4.1.1$Win32 OpenOffice.org_project/411m6$Build-9775</meta:generator>
    <meta:document-statistic meta:table-count="1" meta:cell-count="89" meta:object-count="0"/>
  </office:meta>
</office:document-meta>
</file>